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padding="0.0291in" fo:border-left="none" fo:border-right="none" fo:border-top="none" fo:border-bottom="0.0008in solid #000000" style:join-border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VMscanner API</text:p>
      <text:p text:style-name="Standard"/>
      <text:p text:style-name="P1">Purpose</text:p>
      <text:p text:style-name="Standard"/>
      <text:p text:style-name="Standard">Present a multi-threaded VMware performance and configuration-parameters reporting API to Groundwork Open Systems programmers in the JAVA language. </text:p>
      <text:p text:style-name="Standard"/>
      <text:p text:style-name="P1">Delegation of Purpose</text:p>
      <text:p text:style-name="Standard"/>
      <text:p text:style-name="Standard">The <text:span text:style-name="T1">VMware</text:span><text:span text:style-name="T2"> API by itself contains virtually all </text:span><text:span text:style-name="T1">methods</text:span><text:span text:style-name="T2"> necessary to access </text:span><text:span text:style-name="T1">vSphere</text:span><text:span text:style-name="T2"> and </text:span><text:span text:style-name="T1">ESXi</text:span><text:span text:style-name="T2"> machine collations, but the programming interface is fragmented and substantially opaque in an ease-of-use sense. <text:s/>Moreover, the interface – while having the foundations for support of multi-threading and sophisticated thread safe operations, itself does not implement these levels. <text:s/></text:span></text:p>
      <text:p text:style-name="Standard"><text:span text:style-name="T2"/></text:p>
      <text:p text:style-name="Standard"><text:span text:style-name="T2">Eventually, this interface will be abstracted to derive parameters and runtime statistics of similar utility from a multitude of </text:span><text:span text:style-name="T1">virtual-machine</text:span><text:span text:style-name="T2"> vendors, including </text:span><text:span text:style-name="T1">Microsoft, Sun</text:span><text:span text:style-name="T2"> and </text:span></text:p>
      <text:p text:style-name="Standard"><text:span text:style-name="T2"/></text:p>
      <text:p text:style-name="P1"><text:span text:style-name="T2">Overview of Top Level Object Model &amp; Conventions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Lynch</meta:initial-creator>
    <meta:creation-date>2012-05-14T15:43:43</meta:creation-date>
    <meta:document-statistic meta:table-count="0" meta:image-count="0" meta:object-count="0" meta:page-count="1" meta:paragraph-count="7" meta:word-count="110" meta:character-count="797"/>
    <dc:date>2012-05-14T16:30:09</dc:date>
    <dc:creator>Robert Lynch</dc:creator>
    <meta:editing-duration>PT00H00M24S</meta:editing-duration>
    <meta:editing-cycles>1</meta:editing-cycles>
    <meta:generator>OpenOffice.org/3.2$Unix OpenOffice.org_project/320m19$Build-9505</meta:generator>
  </office:meta>
</office:document-meta>
</file>